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" svg:font-family="Comic"/>
    <style:font-face style:name="Helvetica Neue" svg:font-family="'Helvetica Neue', Helvetica, Arial, sans-serif"/>
    <style:font-face style:name="Lohit Devanagari1" svg:font-family="'Lohit Devanagari'"/>
    <style:font-face style:name="ariel" svg:font-family="ariel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b85e" officeooo:paragraph-rsid="0018b85e"/>
    </style:style>
    <style:style style:name="P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6cdb3" officeooo:paragraph-rsid="00183f1c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25ea2" officeooo:paragraph-rsid="00225ea2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22bb07"/>
    </style:style>
    <style:style style:name="P5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22bb07"/>
    </style:style>
    <style:style style:name="P6" style:family="paragraph" style:parent-style-name="Standard">
      <style:text-properties fo:font-variant="normal" fo:text-transform="none" fo:color="#000000" style:font-name="Helvetica Neue" fo:font-size="9pt" fo:letter-spacing="normal" fo:font-style="normal" fo:font-weight="bold" officeooo:rsid="0022bb07" officeooo:paragraph-rsid="0022bb07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83f1c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dfa49" officeooo:paragraph-rsid="001dfa49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 style:parent-style-name="Standard">
      <style:text-properties style:font-name="ariel" officeooo:rsid="00166b91" officeooo:paragraph-rsid="00166b91"/>
    </style:style>
    <style:style style:name="P11" style:family="paragraph" style:parent-style-name="Standard">
      <style:paragraph-properties fo:text-align="center" style:justify-single-word="false"/>
      <style:text-properties style:font-name="ariel" fo:font-size="22pt" fo:font-weight="bold" officeooo:rsid="00166b91" officeooo:paragraph-rsid="00166b91" style:font-size-asian="22pt" style:font-weight-asian="bold" style:font-size-complex="22pt" style:font-weight-complex="bold"/>
    </style:style>
    <style:style style:name="P12" style:family="paragraph" style:parent-style-name="Standard">
      <style:text-properties style:font-name="arial" fo:font-size="12pt" officeooo:rsid="0016cdb3" officeooo:paragraph-rsid="001c4a48" style:font-size-asian="12pt" style:font-size-complex="12pt"/>
    </style:style>
    <style:style style:name="P13" style:family="paragraph" style:parent-style-name="Standard">
      <style:text-properties style:font-name="arial" fo:font-size="12pt" officeooo:rsid="001bb83d" officeooo:paragraph-rsid="00166b91" style:font-size-asian="12pt" style:font-size-complex="12pt"/>
    </style:style>
    <style:style style:name="P14" style:family="paragraph" style:parent-style-name="Standard">
      <style:text-properties style:font-name="arial" fo:font-size="12pt" officeooo:rsid="001c4a48" officeooo:paragraph-rsid="001c4a48" style:font-size-asian="12pt" style:font-size-complex="12pt"/>
    </style:style>
    <style:style style:name="P15" style:family="paragraph" style:parent-style-name="Standard">
      <style:text-properties fo:font-size="12pt" officeooo:rsid="0016cdb3" officeooo:paragraph-rsid="0016cdb3" style:font-size-asian="12pt" style:font-size-complex="12pt"/>
    </style:style>
    <style:style style:name="P1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6cdb3" officeooo:paragraph-rsid="001e5b05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183f1c"/>
    </style:style>
    <style:style style:name="P19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6cdb3" style:font-name-asian="Noto Sans CJK SC" style:font-size-asian="14pt" style:font-weight-asian="bold" style:font-name-complex="Lohit Devanagari" style:font-size-complex="14pt" style:font-weight-complex="bold"/>
    </style:style>
    <style:style style:name="P20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21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P22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22bb07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P23" style:family="paragraph" style:parent-style-name="Heading_20_1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183f1c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b07" officeooo:paragraph-rsid="0022bb07" style:font-weight-asian="bold" style:font-weight-complex="bold"/>
    </style:style>
    <style:style style:name="P25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183f1c" officeooo:paragraph-rsid="00183f1c"/>
    </style:style>
    <style:style style:name="P26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22bb07"/>
    </style:style>
    <style:style style:name="P27" style:family="paragraph" style:parent-style-name="Preformatted_20_Text">
      <style:text-properties fo:font-variant="normal" fo:text-transform="none" fo:color="#000000" style:font-name="arial" fo:font-size="12pt" fo:letter-spacing="normal" fo:font-style="normal" fo:font-weight="normal" officeooo:rsid="0016cdb3" officeooo:paragraph-rsid="0022bb07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16cdb3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29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30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202a92" officeooo:paragraph-rsid="00202a92" style:font-name-asian="Noto Sans CJK SC" style:font-size-asian="12pt" style:font-weight-asian="bold" style:font-name-complex="Lohit Devanagari" style:font-size-complex="12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21a81f" officeooo:paragraph-rsid="0021a81f" style:font-name-asian="Noto Sans CJK SC" style:font-size-asian="12pt" style:font-weight-asian="bold" style:font-name-complex="Lohit Devanagari" style:font-size-complex="12pt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Helvetica Neue" fo:font-size="10.5pt" fo:letter-spacing="normal" fo:font-style="normal" fo:font-weight="normal" officeooo:rsid="0021a81f" officeooo:paragraph-rsid="0021a81f" style:font-name-asian="Noto Sans CJK SC" style:font-size-asian="12pt" style:font-weight-asian="bold" style:font-name-complex="Lohit Devanagari" style:font-size-complex="12pt" style:font-weight-complex="bold"/>
    </style:style>
    <style:style style:name="P33" style:family="paragraph" style:parent-style-name="Heading_20_1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4pt" fo:letter-spacing="normal" fo:font-style="normal" fo:font-weight="bold" officeooo:rsid="00166b91" officeooo:paragraph-rsid="00202a92" style:font-name-asian="Noto Sans CJK SC" style:font-size-asian="14pt" style:font-weight-asian="bold" style:font-name-complex="Lohit Devanagari" style:font-size-complex="14pt" style:font-weight-complex="bold"/>
    </style:style>
    <style:style style:name="P34" style:family="paragraph" style:parent-style-name="Heading_20_1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4pt" fo:letter-spacing="normal" fo:font-style="normal" fo:font-weight="bold" officeooo:rsid="00166b91" officeooo:paragraph-rsid="0021a81f" style:font-name-asian="Noto Sans CJK SC" style:font-size-asian="14pt" style:font-weight-asian="bold" style:font-name-complex="Lohit Devanagari" style:font-size-complex="14pt" style:font-weight-complex="bold"/>
    </style:style>
    <style:style style:name="P35" style:family="paragraph" style:parent-style-name="Text_20_body">
      <style:paragraph-properties fo:break-before="page"/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36" style:family="paragraph" style:parent-style-name="Heading_20_3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37" style:family="paragraph" style:parent-style-name="Heading_20_3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font-name="arial" fo:font-size="14pt" fo:letter-spacing="normal" fo:font-style="normal" fo:font-weight="bold" officeooo:rsid="00166b91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b83d" officeooo:paragraph-rsid="001bb83d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cdb3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dfa49" officeooo:paragraph-rsid="001dfa49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e4a8" officeooo:paragraph-rsid="0026e4a8" style:font-size-asian="12pt" style:font-size-complex="12pt"/>
    </style:style>
    <style:style style:name="P42" style:family="paragraph" style:parent-style-name="Standard">
      <style:text-properties style:font-name="arial" fo:font-size="12pt" officeooo:rsid="0016cdb3" officeooo:paragraph-rsid="0016cdb3" style:font-size-asian="12pt" style:font-size-complex="12pt"/>
    </style:style>
    <style:style style:name="P43" style:family="paragraph" style:parent-style-name="Standard">
      <style:paragraph-properties fo:text-align="start" style:justify-single-word="false" fo:padding="0.0201in" fo:border="0.06pt solid #000000" style:shadow="none"/>
      <style:text-properties fo:font-variant="normal" fo:text-transform="none" fo:color="#000000" style:font-name="monospace" fo:font-size="10.5pt" fo:letter-spacing="normal" fo:font-style="normal" fo:font-weight="normal" officeooo:rsid="0026e4a8" officeooo:paragraph-rsid="0026e4a8" style:font-name-asian="DejaVu Sans Mono" style:font-size-asian="10pt" style:font-name-complex="Liberation Mono" style:font-size-complex="10pt"/>
    </style:style>
    <style:style style:name="P44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66b91" style:font-name-asian="Noto Sans CJK SC" style:font-size-asian="14pt" style:font-weight-asian="bold" style:font-name-complex="Lohit Devanagari" style:font-size-complex="14pt" style:font-weight-complex="bold"/>
    </style:style>
    <style:style style:name="P45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c4a48" style:font-name-asian="Noto Sans CJK SC" style:font-size-asian="14pt" style:font-weight-asian="bold" style:font-name-complex="Lohit Devanagari" style:font-size-complex="14pt" style:font-weight-complex="bold"/>
    </style:style>
    <style:style style:name="P46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bb83d" style:font-name-asian="Noto Sans CJK SC" style:font-size-asian="14pt" style:font-weight-asian="bold" style:font-name-complex="Lohit Devanagari" style:font-size-complex="14pt" style:font-weight-complex="bold"/>
    </style:style>
    <style:style style:name="P47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26e4a8" style:font-name-asian="Noto Sans CJK SC" style:font-size-asian="14pt" style:font-weight-asian="bold" style:font-name-complex="Lohit Devanagari" style:font-size-complex="14pt" style:font-weight-complex="bold"/>
    </style:style>
    <style:style style:name="P48" style:family="paragraph" style:parent-style-name="Heading_20_1">
      <style:text-properties fo:font-variant="normal" fo:text-transform="none" fo:color="#000000" style:font-name="Helvetica Neue" fo:font-size="10.5pt" fo:letter-spacing="normal" fo:font-style="normal" fo:font-weight="normal" officeooo:rsid="00193ce7" officeooo:paragraph-rsid="0026e4a8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4a8" officeooo:paragraph-rsid="0026e4a8" style:font-size-asian="12pt" style:font-size-complex="12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fo:font-size="14pt" fo:letter-spacing="normal" fo:font-style="normal" fo:font-weight="normal" style:font-size-asian="14pt" style:font-size-complex="14pt" loext:padding="0in" loext:border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2pt" officeooo:rsid="0016cdb3" style:font-size-asian="12pt" style:font-size-complex="12pt"/>
    </style:style>
    <style:style style:name="T4" style:family="text">
      <style:text-properties style:font-name="arial" fo:font-size="12pt" officeooo:rsid="00225ea2" style:font-size-asian="12pt" style:font-size-complex="12pt"/>
    </style:style>
    <style:style style:name="T5" style:family="text">
      <style:text-properties style:font-name="arial" fo:font-size="12pt" officeooo:rsid="0022bb07" style:font-size-asian="12pt" style:font-size-complex="12pt"/>
    </style:style>
    <style:style style:name="T6" style:family="text">
      <style:text-properties officeooo:rsid="001bb83d"/>
    </style:style>
    <style:style style:name="T7" style:family="text">
      <style:text-properties officeooo:rsid="001c4a48"/>
    </style:style>
    <style:style style:name="T8" style:family="text">
      <style:text-properties officeooo:rsid="001e5b05"/>
    </style:style>
    <style:style style:name="T9" style:family="text">
      <style:text-properties officeooo:rsid="001eb61f"/>
    </style:style>
    <style:style style:name="T10" style:family="text">
      <style:text-properties officeooo:rsid="0022bb07"/>
    </style:style>
    <style:style style:name="T11" style:family="text">
      <style:text-properties fo:font-size="9pt" fo:font-weight="bold"/>
    </style:style>
    <style:style style:name="T12" style:family="text">
      <style:text-properties officeooo:rsid="00250f93"/>
    </style:style>
    <style:style style:name="T13" style:family="text">
      <style:text-properties style:font-name="Comic"/>
    </style:style>
    <style:style style:name="T14" style:family="text">
      <style:text-properties style:font-name="monospac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form<text:span text:style-name="T6">e</text:span> Escrito</text:p>
      <text:p text:style-name="P10"/>
      <text:p text:style-name="P10"><text:span text:style-name="T2">Práctico:</text:span><text:bookmark text:name="notebook_name"/><text:span text:style-name="T2"> </text:span><text:span text:style-name="T1">Introduccion_al_aprendizaje_automatico</text:span><text:line-break/></text:p>
      <text:p text:style-name="P38">En este práctico <text:span text:style-name="T12">se nos planteó una serie de ejercicios para resolver, como una serie de pasos para crear un modelo de ML</text:span>.</text:p>
      <text:p text:style-name="P38"/>
      <text:h text:style-name="P46" text:outline-level="1"><text:bookmark text:name="Ejercicio-1:-División-de-datos-en-conjuntos-de-entrenamiento-y-evaluación."/>Ejercicio 1: División de datos en conjuntos de entrenamiento y evaluación.</text:h>
      <text:p text:style-name="P38"/>
      <text:p text:style-name="P41">Para este ejercicio se usó la función train_test_split de scikit-learn, con una proporción para el conjunto de testing de 0.3.</text:p>
      <text:p text:style-name="P41"/>
      <text:h text:style-name="P47" text:outline-level="1"><text:bookmark text:name="Ejercicio-2:-Elección-de-un-modelo-de-regresión."/>Ejercicio 2: Elección de un modelo de regresión.</text:h>
      <text:p text:style-name="P41"/>
      <text:p text:style-name="P41">Se escoge el modelo de SGD</text:p>
      <text:p text:style-name="P41">se escogió este modelo debido a que necesitamos un modelo que nos prediga un monto continuo sobre variables varias.</text:p>
      <text:p text:style-name="P41"/>
      <text:h text:style-name="P47" text:outline-level="1"><text:bookmark text:name="Ejercicio-3:-Selección-de-hiperparámetros."/>Ejercicio 3: Selección de hiperparámetros.</text:h>
      <text:p text:style-name="P41"/>
      <text:p text:style-name="P41">Se realizó una búsqueda en grilla usando lo siguientes valores:</text:p>
      <text:p text:style-name="P41"/>
      <text:p text:style-name="P43">{</text:p>
      <text:p text:style-name="P43">"n_iter": [1000, 5000],</text:p>
      <text:p text:style-name="P43">"alpha": [0.0001, 0.001, 0.01, 0.1],</text:p>
      <text:p text:style-name="P43">"penalty": ["l1", "l2"]</text:p>
      <text:p text:style-name="P43">}</text:p>
      <text:p text:style-name="P41"/>
      <text:p text:style-name="P41">Y los resultados que se obtuvieron fueron los siguientes:</text:p>
      <text:p text:style-name="P41"/>
      <text:p text:style-name="P49">SGDRegressor(alpha=0.01, average=False, early_stopping=False, epsilon=0.1,</text:p>
      <text:p text:style-name="P50"><text:s text:c="7"/><text:span text:style-name="T14">eta0=0.01, fit_intercept=True, l1_ratio=0.15,</text:span></text:p>
      <text:p text:style-name="P50"><text:s text:c="7"/><text:span text:style-name="T14">learning_rate='invscaling', loss='squared_loss', max_iter=None,</text:span></text:p>
      <text:p text:style-name="P50"><text:s text:c="7"/><text:span text:style-name="T14">n_iter=5000, n_iter_no_change=5, penalty='l2', power_t=0.25,</text:span></text:p>
      <text:p text:style-name="P50"><text:s text:c="7"/><text:span text:style-name="T14">random_state=None, shuffle=True, tol=None, validation_fraction=0.1,</text:span></text:p>
      <text:p text:style-name="P50"><text:s text:c="7"/><text:span text:style-name="T14">verbose=0, warm_start=False)</text:span></text:p>
      <text:p text:style-name="P41"/>
      <text:h text:style-name="P47" text:outline-level="1"><text:bookmark text:name="Ejercicio-4:-Métricas-sobre-el-conjunto-de-evaluación"/>Ejercicio 4: Métricas sobre el conjunto de evaluación</text:h>
      <text:p text:style-name="P41"/>
      <text:p text:style-name="P41">Y con este modelo se obtuvo la siguiente métrica:</text:p>
      <text:p text:style-name="P41"/>
      <text:p text:style-name="P49">The error of the SGD Model is: 1004354490463641.8</text:p>
      <text:p text:style-name="P41"/>
      <text:h text:style-name="P4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" svg:font-family="Comic"/>
    <style:font-face style:name="Helvetica Neue" svg:font-family="'Helvetica Neue', Helvetica, Arial, sans-serif"/>
    <style:font-face style:name="Lohit Devanagari1" svg:font-family="'Lohit Devanagari'"/>
    <style:font-face style:name="ariel" svg:font-family="ariel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01:39.717768437</meta:creation-date>
    <dc:date>2020-02-07T12:24:30.125965775</dc:date>
    <meta:editing-duration>PT10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73" meta:character-count="1344" meta:non-whitespace-character-count="1160"/>
  </office:meta>
</office:document-meta>
</file>